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8eac6"/>
    </style:style>
    <style:style style:name="P3" style:family="paragraph" style:parent-style-name="Standard">
      <style:text-properties style:font-name="Times New Roman" officeooo:rsid="000b161a" officeooo:paragraph-rsid="000fd96c"/>
    </style:style>
    <style:style style:name="P4" style:family="paragraph" style:parent-style-name="Standard">
      <style:text-properties style:font-name="Times New Roman" fo:font-size="12pt" officeooo:rsid="000b161a" officeooo:paragraph-rsid="000b161a" style:font-size-asian="12pt" style:font-size-complex="12pt"/>
    </style:style>
    <style:style style:name="P5" style:family="paragraph" style:parent-style-name="Standard">
      <style:text-properties style:font-name="Times New Roman" fo:font-size="12pt" officeooo:rsid="000b161a" officeooo:paragraph-rsid="000fd96c" style:font-size-asian="12pt" style:font-size-complex="12pt"/>
    </style:style>
    <style:style style:name="P6" style:family="paragraph" style:parent-style-name="Standard">
      <style:text-properties style:font-name="Times New Roman" fo:font-size="12pt" officeooo:rsid="000b161a" officeooo:paragraph-rsid="0013e32c" style:font-size-asian="12pt" style:font-size-complex="12pt"/>
    </style:style>
    <style:style style:name="P7" style:family="paragraph" style:parent-style-name="Standard">
      <style:text-properties style:font-name="Times New Roman" fo:font-size="12pt" officeooo:rsid="000fd96c" officeooo:paragraph-rsid="00127a36" style:font-size-asian="12pt" style:font-size-complex="12pt"/>
    </style:style>
    <style:style style:name="P8" style:family="paragraph" style:parent-style-name="Standard">
      <style:text-properties style:font-name="Times New Roman" fo:font-size="12pt" officeooo:rsid="0013e32c" officeooo:paragraph-rsid="0013e32c" style:font-size-asian="12pt" style:font-size-complex="12pt"/>
    </style:style>
    <style:style style:name="P9" style:family="paragraph" style:parent-style-name="Standard">
      <style:text-properties style:text-position="0% 100%" style:font-name="Times New Roman" fo:font-size="12pt" officeooo:rsid="000b161a" officeooo:paragraph-rsid="001713fc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loext:padding="0in" loext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95aaa" loext:padding="0in" loext:border="non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eac6" officeooo:paragraph-rsid="0018eac6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2pt" officeooo:rsid="00149c6e" officeooo:paragraph-rsid="00149c6e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text-position="33% 80%" style:font-name="Times New Roman" fo:font-size="12pt" fo:letter-spacing="normal" fo:font-style="normal" fo:font-weight="normal" loext:padding="0in" loext:border="none"/>
    </style:style>
    <style:style style:name="T1" style:family="text">
      <style:text-properties officeooo:rsid="000fd96c"/>
    </style:style>
    <style:style style:name="T2" style:family="text">
      <style:text-properties officeooo:rsid="00127a36"/>
    </style:style>
    <style:style style:name="T3" style:family="text">
      <style:text-properties officeooo:rsid="0013e32c"/>
    </style:style>
    <style:style style:name="T4" style:family="text">
      <style:text-properties officeooo:rsid="0014259e"/>
    </style:style>
    <style:style style:name="T5" style:family="text">
      <style:text-properties officeooo:rsid="00168658"/>
    </style:style>
    <style:style style:name="T6" style:family="text">
      <style:text-properties officeooo:rsid="001713fc"/>
    </style:style>
    <style:style style:name="T7" style:family="text">
      <style:text-properties style:text-position="33% 80%"/>
    </style:style>
    <style:style style:name="T8" style:family="text">
      <style:text-properties fo:font-size="14pt" fo:font-weight="bold" officeooo:rsid="0018eac6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fo:letter-spacing="normal" fo:font-style="normal" fo:font-weight="normal" officeooo:rsid="00127a36" loext:padding="0in" loext:border="none"/>
    </style:style>
    <style:style style:name="T11" style:family="text">
      <style:text-properties fo:font-variant="normal" fo:text-transform="none" fo:color="#000000" fo:letter-spacing="normal" fo:font-style="normal" fo:font-weight="normal" officeooo:rsid="001ea012" loext:padding="0in" loext:border="none"/>
    </style:style>
    <style:style style:name="T12" style:family="text">
      <style:text-properties officeooo:rsid="001933b5"/>
    </style:style>
    <style:style style:name="T13" style:family="text">
      <style:text-properties officeooo:rsid="001ae18b"/>
    </style:style>
    <style:style style:name="T14" style:family="text">
      <style:text-properties officeooo:rsid="002066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n Open-Source Platform for Evaluating Side-channel Countermeasures</text:p>
      <text:p text:style-name="P2"><text:span text:style-name="T8">in Hardware Implementations of Cryptography</text:span><text:line-break/></text:p>
      <text:p text:style-name="P10">Abubakr Abdulgadir<text:span text:style-name="T7">1</text:span>, William Diehl<text:span text:style-name="T7">2 </text:span>and Jens-Peter Kaps<text:span text:style-name="T7">1</text:span></text:p>
      <text:p text:style-name="P10"/>
      <text:p text:style-name="P10"><text:span text:style-name="T7">1</text:span>Cryptographic Engineering Research Group</text:p>
      <text:p text:style-name="P10">George Mason University, Fairfax, Virginia 22030, USA</text:p>
      <text:p text:style-name="P11">email: {aabdulga, jkaps}@gmu.edu</text:p>
      <text:p text:style-name="P14"/>
      <text:p text:style-name="P10"><text:span text:style-name="T7">2</text:span>Signatures Analysis Lab</text:p>
      <text:p text:style-name="P10">Virginia Tech, Blacksburg, Virginia 24061, USA</text:p>
      <text:p text:style-name="P10">email: wdiehl@vt.edu</text:p>
      <text:p text:style-name="P1"/>
      <text:p text:style-name="P1"/>
      <text:p text:style-name="P4">Side-channel Analysis (SCA) is <text:span text:style-name="T1">a</text:span> major security threat for cryptographic implementations.</text:p>
      <text:p text:style-name="P9">The Flexible, Opensource<text:span text:style-name="T9"> workBench fOr Side-channel analysis (FOBOS) is an SCA platform developed at </text:span><text:span text:style-name="T11">George Mason University</text:span><text:span text:style-name="T9"> </text:span><text:span text:style-name="T10">that can perform acquisition and analysis</text:span><text:span text:style-name="T9"> </text:span><text:span text:style-name="T10">with main focus on FPGA implementations as target device</text:span><text:span text:style-name="T2">s</text:span>. </text:p>
      <text:p text:style-name="P5"><text:span text:style-name="T1">FOBOS</text:span> uses commercially available boards when possible to reduce cost <text:span text:style-name="T5">and make it easy to replicate the system by different teams</text:span>. <text:span text:style-name="T1">The system is designed in a modular fashion allowing easy modification. For example, s</text:span>eparate control board and design-under-test (DUT) boards allows <text:span text:style-name="T6">easy integration of</text:span> new DUT boards.</text:p>
      <text:p text:style-name="P7">The system is comp<text:span text:style-name="T3">o</text:span>sed of two major modules. The Data <text:span text:style-name="T3">Acquisition</text:span> module is used to capture traces and the <text:span text:style-name="T14">Data</text:span> Analysis module is used to perform SCA attacks or assess leakage.</text:p>
      <text:p text:style-name="P13">FOBOS features include configurable triggering unit and support for various hardware APIs like the Lightweight Cryptography (LWC) Hardware API.</text:p>
      <text:p text:style-name="P6"><text:span text:style-name="T3">The latest version of the system, </text:span>FOBOS<text:span text:style-name="T1">2,</text:span> support<text:span text:style-name="T12">s</text:span> fast USB3-based <text:span text:style-name="T3">oscilloscopes</text:span>, <text:span text:style-name="T5">modern DUT FPGA boards</text:span> and configurable DUT reset.</text:p>
      <text:p text:style-name="P8">Also, new leakage assessment capabilities like the chi-squared test <text:span text:style-name="T13">have</text:span> been added.</text:p>
      <text:p text:style-name="P4">At Re<text:span text:style-name="T6">C</text:span>on<text:span text:style-name="T6">F</text:span>ig 2019, we will demo <text:span text:style-name="T13">FOBOS2 and show a typical hardware setup. The acquisition module will be demonstrated by collecting traces and leakage assessment software will be used to evaluate SCA resistance of a NIST LWC round-2 candidate implemented on an FPGA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4:40:10.836299565</meta:creation-date>
    <dc:date>2019-12-06T12:06:11.895479427</dc:date>
    <meta:editing-duration>PT1H4M41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59" meta:character-count="1815" meta:non-whitespace-character-count="1571"/>
  </office:meta>
</office:document-meta>
</file>